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text-underline-style="none"/>
    </style:style>
    <style:style style:name="T5" style:family="text">
      <style:text-properties fo:color="#800000" fo:font-weight="bold" style:font-weight-asian="bold" style:font-weight-complex="bold"/>
    </style:style>
    <style:style style:name="T6" style:family="text">
      <style:text-properties fo:color="#33ff99" fo:font-weight="bold" style:font-weight-asian="bold" style:font-weight-complex="bold"/>
    </style:style>
    <style:style style:name="T7" style:family="text">
      <style:text-properties fo:color="#00ff66" fo:font-weight="bold" style:font-weight-asian="bold" style:font-weight-complex="bold"/>
    </style:style>
    <style:style style:name="T8" style:family="text">
      <style:text-properties fo:color="#00cc00" fo:font-weight="bold" style:font-weight-asian="bold" style:font-weight-complex="bold"/>
    </style:style>
    <style:style style:name="T9" style:family="text">
      <style:text-properties fo:color="#009900" fo:font-weight="bold" style:font-weight-asian="bold" style:font-weight-complex="bold"/>
    </style:style>
    <style:style style:name="T10" style:family="text">
      <style:text-properties fo:color="#009900"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Viabilidad</text:p>
      <text:p text:style-name="Standard"/>
      <text:p text:style-name="Standard">Este informe tiene como objetivo justificar la viabilidad del desarrollo proyecto “Gamificando Algoritmos” a llevar a cabo por el equipo 5.</text:p>
      <text:p text:style-name="Standard"/>
      <text:list xml:id="list8275353283675501900" text:style-name="L1">
        <text:list-item>
          <text:p text:style-name="P2"><text:span text:style-name="T2">Tiempo</text:span> : En primera medida se realizo la estimacion del tiempo que llevaria desarrollar este proyecto. Para encontrar el mismo se utilizo el modelo COCOMO II y un promedio de tres (3) modelos empiricos. Ambos estiman alrededor de 7 meses de desarrollo. Dado que ambos modelos coinciden, llegamos a la conclusion de que podremos llegar a realizarlo en el plazo estipulado.</text:p>
        </text:list-item>
        <text:list-item>
          <text:p text:style-name="P2"><text:span text:style-name="T2">Tecnologia</text:span> : Para llevar a cabo este proyecto, seria necesario implementar una serie de tecnologias minimas, las cuales hemos logrado adoptar en las pruebas de viabilidad realizadas por el equipo. Estas tecnologias serian :</text:p>
        </text:list-item>
      </text:list>
      <text:list xml:id="list1463214151657284370" text:style-name="L2">
        <text:list-item>
          <text:p text:style-name="P3"><text:span text:style-name="T3">Blockly</text:span><text:span text:style-name="T4"> </text:span>: Hemos realizado con éxito una interfaz entre Blockly y una aplicación de prueba, evidenciando nuestra capacidad de manejar dicha tecnologia.</text:p>
        </text:list-item>
        <text:list-item>
          <text:p text:style-name="P3"><text:span text:style-name="T3">Librerias Graficas (Para los juegos)</text:span> : Dos (2) de nuestros programadores cuentan con experiencia previa en Phaser (Un pequeño framework gratuito orientado a los videojuegos), por lo que implementar los videojuegos no sera demasiado laborioso. Comprobamos lo anteriormente dicho al haber implementado un videojuego de prueba (Laberinto DEMO) para la interfaz con Blockly.</text:p>
        </text:list-item>
      </text:list>
      <text:list xml:id="list1412623514917131499" text:style-name="L3">
        <text:list-item>
          <text:p text:style-name="P4"><text:span text:style-name="T2">Conocimientos Tecnicos </text:span>: El equipo tiene el Know-how necesario acerca de Analisis, Diseño y desarrollo de Sistemas Informaticos para atacar la problemática planteada por este proyecto, asi como tambien dispone de las herramientas necesarias para desarrollar la solucion requerida.</text:p>
        </text:list-item>
      </text:list>
      <text:list xml:id="list1952708697870080068" text:style-name="L4">
        <text:list-item>
          <text:p text:style-name="P5"><text:span text:style-name="T3">Bases de Datos</text:span> : Necesitaremos bases de datos para la persistencia de los datos de usuario. Para realizarla, usaremos MySQL como motor de base de datos el cual es gratuito, y nuestro equipo cuenta con las metodologias y tecnicas necesarias para operarlo y diseñar un esquema de datos relacional correspondiente al problema.</text:p>
        </text:list-item>
        <text:list-item>
          <text:p text:style-name="P5"><text:span text:style-name="T3">Cliente-Servidor</text:span> : Al ser una aplicación web, se necesitara una arquitectura Cliente-Servidor que provea un punto de acceso para el cliente y la aplicación, asi como centralizar los datos del sistema en un servidor dedicado. Nuestro equipo cuenta con un robusto conocimiento de desarrollo Backend, asegurando la persistencia y consistencia de los datos almacenados, asi como tambien tenemos una fuerte base en Frontend, incluyendo tanto el desarrollo de aplicaciones en Javascript como la estilizacion de sitios web.</text:p>
        </text:list-item>
      </text:list>
      <text:list xml:id="list8574298305891562731" text:style-name="L5">
        <text:list-item>
          <text:p text:style-name="P6"><text:span text:style-name="T2">Entorno de Desarrollo, Servidor y Aplicacion </text:span>: Para poder sostener este proyecto, se necesitara un servidor que pueda atender las peticiones de los usuarios finales, asi como una plataforma sobre la cual el usuario pueda manejar la aplicación.<text:line-break/>Al ser una aplicación Web, la plataforma sera el mismo navegador, que pueda encontrarse en cualquier PC o celular, por lo que no hay un costo de desarrollo de la misma. Asi mismo, el servidor sera provisto por la Universidad de Lanus, por lo que ambos entornos ya estan suplidos. Con respecto a los entornos de desarrollo, usamos herramientas puramente gratuitas en nuestras Pcs hogareñas, por lo que no habra costo ni limitacion alguna en las mismas.</text:p>
        </text:list-item>
      </text:list>
      <text:p text:style-name="Standard"/>
      <text:p text:style-name="Standard">Habiendo evaluado los puntos anteriores, sumados a las pruebas de tecnologia realizadas por el equipo, concluimos que el proyecto 'Gamificando-Algoritmos' a desarrollar por el equipo 5 de la catedra de Proyecto de Software es <text:span text:style-name="T10">VI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ín Rios</meta:initial-creator>
    <meta:creation-date>2018-09-18T01:21:01.40</meta:creation-date>
    <meta:document-statistic meta:table-count="0" meta:image-count="0" meta:object-count="0" meta:page-count="1" meta:paragraph-count="11" meta:word-count="520" meta:character-count="3333"/>
    <dc:date>2018-09-18T01:40:18.13</dc:date>
    <dc:creator>Martín Rios</dc:creator>
    <meta:editing-duration>PT2M25S</meta:editing-duration>
    <meta:editing-cycles>1</meta:editing-cycles>
    <meta:generator>OpenOffice/4.0.1$Win32 OpenOffice.org_project/401m5$Build-9714</meta:generator>
  </office:meta>
</office:document-meta>
</file>